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1.1535in"/>
    </style:style>
    <style:style style:name="co7" style:family="table-column">
      <style:table-column-properties fo:break-before="auto" style:column-width="1.3382in"/>
    </style:style>
    <style:style style:name="co8" style:family="table-column">
      <style:table-column-properties fo:break-before="auto" style:column-width="1.381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Staircases: : 1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Run 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formula="of:=AVERAGE([.B2:.G2])" office:value-type="float" office:value="61.6666666666667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table:formula="of:=AVERAGE([.B3:.G3])" office:value-type="float" office:value="129.5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table:formula="of:=AVERAGE([.B4:.G4])" office:value-type="float" office:value="212.333333333333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291" calcext:value-type="float">
            <text:p>291</text:p>
          </table:table-cell>
          <table:table-cell table:formula="of:=AVERAGE([.B5:.G5])" office:value-type="float" office:value="294.166666666667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49" calcext:value-type="float">
            <text:p>349</text:p>
          </table:table-cell>
          <table:table-cell table:formula="of:=AVERAGE([.B6:.G6])" office:value-type="float" office:value="352.166666666667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  <table:table-cell office:value-type="float" office:value="430" calcext:value-type="float">
            <text:p>430</text:p>
          </table:table-cell>
          <table:table-cell table:formula="of:=AVERAGE([.B7:.G7])" office:value-type="float" office:value="433.166666666667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3" calcext:value-type="float">
            <text:p>513</text:p>
          </table:table-cell>
          <table:table-cell office:value-type="float" office:value="506" calcext:value-type="float">
            <text:p>506</text:p>
          </table:table-cell>
          <table:table-cell table:formula="of:=AVERAGE([.B8:.G8])" office:value-type="float" office:value="509.166666666667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8" calcext:value-type="float">
            <text:p>578</text:p>
          </table:table-cell>
          <table:table-cell office:value-type="float" office:value="571" calcext:value-type="float">
            <text:p>571</text:p>
          </table:table-cell>
          <table:table-cell table:formula="of:=AVERAGE([.B9:.G9])" office:value-type="float" office:value="574.166666666667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60" calcext:value-type="float">
            <text:p>660</text:p>
          </table:table-cell>
          <table:table-cell office:value-type="float" office:value="653" calcext:value-type="float">
            <text:p>653</text:p>
          </table:table-cell>
          <table:table-cell table:formula="of:=AVERAGE([.B10:.G10])" office:value-type="float" office:value="656.166666666667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20" calcext:value-type="float">
            <text:p>720</text:p>
          </table:table-cell>
          <table:table-cell office:value-type="float" office:value="713" calcext:value-type="float">
            <text:p>713</text:p>
          </table:table-cell>
          <table:table-cell table:formula="of:=AVERAGE([.B11:.G11])" office:value-type="float" office:value="716.166666666667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office:value-type="float" office:value="1681" calcext:value-type="float">
            <text:p>1681</text:p>
          </table:table-cell>
          <table:table-cell office:value-type="float" office:value="1679" calcext:value-type="float">
            <text:p>1679</text:p>
          </table:table-cell>
          <table:table-cell office:value-type="float" office:value="1680" calcext:value-type="float">
            <text:p>1680</text:p>
          </table:table-cell>
          <table:table-cell office:value-type="float" office:value="1684" calcext:value-type="float">
            <text:p>1684</text:p>
          </table:table-cell>
          <table:table-cell office:value-type="float" office:value="1677" calcext:value-type="float">
            <text:p>1677</text:p>
          </table:table-cell>
          <table:table-cell table:formula="of:=AVERAGE([.B12:.G12])" office:value-type="float" office:value="1680.1666666666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349" calcext:value-type="float">
            <text:p>3349</text:p>
          </table:table-cell>
          <table:table-cell office:value-type="float" office:value="3348" calcext:value-type="float">
            <text:p>3348</text:p>
          </table:table-cell>
          <table:table-cell office:value-type="float" office:value="3349" calcext:value-type="float">
            <text:p>3349</text:p>
          </table:table-cell>
          <table:table-cell office:value-type="float" office:value="3353" calcext:value-type="float">
            <text:p>3353</text:p>
          </table:table-cell>
          <table:table-cell office:value-type="float" office:value="3346" calcext:value-type="float">
            <text:p>3346</text:p>
          </table:table-cell>
          <table:table-cell table:formula="of:=AVERAGE([.B13:.G13])" office:value-type="float" office:value="3349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4986" calcext:value-type="float">
            <text:p>4986</text:p>
          </table:table-cell>
          <table:table-cell office:value-type="float" office:value="4987" calcext:value-type="float">
            <text:p>4987</text:p>
          </table:table-cell>
          <table:table-cell office:value-type="float" office:value="4991" calcext:value-type="float">
            <text:p>4991</text:p>
          </table:table-cell>
          <table:table-cell office:value-type="float" office:value="4984" calcext:value-type="float">
            <text:p>4984</text:p>
          </table:table-cell>
          <table:table-cell table:formula="of:=AVERAGE([.B14:.G14])" office:value-type="float" office:value="4986.83333333333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42" calcext:value-type="float">
            <text:p>6642</text:p>
          </table:table-cell>
          <table:table-cell table:number-columns-repeated="2" office:value-type="float" office:value="6641" calcext:value-type="float">
            <text:p>6641</text:p>
          </table:table-cell>
          <table:table-cell office:value-type="float" office:value="6642" calcext:value-type="float">
            <text:p>6642</text:p>
          </table:table-cell>
          <table:table-cell office:value-type="float" office:value="6646" calcext:value-type="float">
            <text:p>6646</text:p>
          </table:table-cell>
          <table:table-cell office:value-type="float" office:value="6639" calcext:value-type="float">
            <text:p>6639</text:p>
          </table:table-cell>
          <table:table-cell table:formula="of:=AVERAGE([.B15:.G15])" office:value-type="float" office:value="6641.83333333333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86" calcext:value-type="float">
            <text:p>9986</text:p>
          </table:table-cell>
          <table:table-cell office:value-type="float" office:value="9984" calcext:value-type="float">
            <text:p>9984</text:p>
          </table:table-cell>
          <table:table-cell office:value-type="float" office:value="9985" calcext:value-type="float">
            <text:p>9985</text:p>
          </table:table-cell>
          <table:table-cell office:value-type="float" office:value="9986" calcext:value-type="float">
            <text:p>9986</text:p>
          </table:table-cell>
          <table:table-cell office:value-type="float" office:value="9989" calcext:value-type="float">
            <text:p>9989</text:p>
          </table:table-cell>
          <table:table-cell office:value-type="float" office:value="9983" calcext:value-type="float">
            <text:p>9983</text:p>
          </table:table-cell>
          <table:table-cell table:formula="of:=AVERAGE([.B16:.G16])" office:value-type="float" office:value="9985.5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932" calcext:value-type="float">
            <text:p>10932</text:p>
          </table:table-cell>
          <table:table-cell office:value-type="float" office:value="10930" calcext:value-type="float">
            <text:p>10930</text:p>
          </table:table-cell>
          <table:table-cell office:value-type="float" office:value="10931" calcext:value-type="float">
            <text:p>10931</text:p>
          </table:table-cell>
          <table:table-cell office:value-type="float" office:value="10932" calcext:value-type="float">
            <text:p>10932</text:p>
          </table:table-cell>
          <table:table-cell office:value-type="float" office:value="10935" calcext:value-type="float">
            <text:p>10935</text:p>
          </table:table-cell>
          <table:table-cell office:value-type="float" office:value="10929" calcext:value-type="float">
            <text:p>10929</text:p>
          </table:table-cell>
          <table:table-cell table:formula="of:=AVERAGE([.B17:.G17])" office:value-type="float" office:value="10931.5" calcext:value-type="float">
            <text:p/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ircases: 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formula="of:=AVERAGE([.B21:.G21])" office:value-type="float" office:value="40.3333333333333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formula="of:=AVERAGE([.B22:.G22])" office:value-type="float" office:value="71.3333333333333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table:formula="of:=AVERAGE([.B23:.G23])" office:value-type="float" office:value="112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table:formula="of:=AVERAGE([.B24:.G24])" office:value-type="float" office:value="152.666666666667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table:formula="of:=AVERAGE([.B25:.G25])" office:value-type="float" office:value="181.666666666667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table:formula="of:=AVERAGE([.B26:.G26])" office:value-type="float" office:value="221.666666666667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57" calcext:value-type="float">
            <text:p>257</text:p>
          </table:table-cell>
          <table:table-cell table:formula="of:=AVERAGE([.B27:.G27])" office:value-type="float" office:value="259.666666666667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7" calcext:value-type="float">
            <text:p>297</text:p>
          </table:table-cell>
          <table:table-cell office:value-type="float" office:value="290" calcext:value-type="float">
            <text:p>290</text:p>
          </table:table-cell>
          <table:table-cell table:formula="of:=AVERAGE([.B28:.G28])" office:value-type="float" office:value="292.666666666667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1" calcext:value-type="float">
            <text:p>331</text:p>
          </table:table-cell>
          <table:table-cell table:formula="of:=AVERAGE([.B29:.G29])" office:value-type="float" office:value="333.666666666667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368" calcext:value-type="float">
            <text:p>368</text:p>
          </table:table-cell>
          <table:table-cell office:value-type="float" office:value="361" calcext:value-type="float">
            <text:p>361</text:p>
          </table:table-cell>
          <table:table-cell table:formula="of:=AVERAGE([.B30:.G30])" office:value-type="float" office:value="363.666666666667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850" calcext:value-type="float">
            <text:p>850</text:p>
          </table:table-cell>
          <table:table-cell office:value-type="float" office:value="843" calcext:value-type="float">
            <text:p>843</text:p>
          </table:table-cell>
          <table:table-cell table:formula="of:=AVERAGE([.B31:.G31])" office:value-type="float" office:value="845.66666666666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1679" calcext:value-type="float">
            <text:p>1679</text:p>
          </table:table-cell>
          <table:table-cell office:value-type="float" office:value="1684" calcext:value-type="float">
            <text:p>1684</text:p>
          </table:table-cell>
          <table:table-cell office:value-type="float" office:value="1677" calcext:value-type="float">
            <text:p>1677</text:p>
          </table:table-cell>
          <table:table-cell table:formula="of:=AVERAGE([.B32:.G32])" office:value-type="float" office:value="1679.5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98" calcext:value-type="float">
            <text:p>2498</text:p>
          </table:table-cell>
          <table:table-cell office:value-type="float" office:value="2497" calcext:value-type="float">
            <text:p>2497</text:p>
          </table:table-cell>
          <table:table-cell table:number-columns-repeated="2" office:value-type="float" office:value="2498" calcext:value-type="float">
            <text:p>2498</text:p>
          </table:table-cell>
          <table:table-cell office:value-type="float" office:value="2503" calcext:value-type="float">
            <text:p>2503</text:p>
          </table:table-cell>
          <table:table-cell office:value-type="float" office:value="2496" calcext:value-type="float">
            <text:p>2496</text:p>
          </table:table-cell>
          <table:table-cell table:formula="of:=AVERAGE([.B33:.G33])" office:value-type="float" office:value="2498.33333333333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26" calcext:value-type="float">
            <text:p>3326</text:p>
          </table:table-cell>
          <table:table-cell office:value-type="float" office:value="3325" calcext:value-type="float">
            <text:p>3325</text:p>
          </table:table-cell>
          <table:table-cell table:number-columns-repeated="2" office:value-type="float" office:value="3326" calcext:value-type="float">
            <text:p>3326</text:p>
          </table:table-cell>
          <table:table-cell office:value-type="float" office:value="3331" calcext:value-type="float">
            <text:p>3331</text:p>
          </table:table-cell>
          <table:table-cell office:value-type="float" office:value="3324" calcext:value-type="float">
            <text:p>3324</text:p>
          </table:table-cell>
          <table:table-cell table:formula="of:=AVERAGE([.B34:.G34])" office:value-type="float" office:value="3326.33333333333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998" calcext:value-type="float">
            <text:p>4998</text:p>
          </table:table-cell>
          <table:table-cell office:value-type="float" office:value="4997" calcext:value-type="float">
            <text:p>4997</text:p>
          </table:table-cell>
          <table:table-cell table:number-columns-repeated="2" office:value-type="float" office:value="4998" calcext:value-type="float">
            <text:p>4998</text:p>
          </table:table-cell>
          <table:table-cell office:value-type="float" office:value="5003" calcext:value-type="float">
            <text:p>5003</text:p>
          </table:table-cell>
          <table:table-cell office:value-type="float" office:value="4996" calcext:value-type="float">
            <text:p>4996</text:p>
          </table:table-cell>
          <table:table-cell table:formula="of:=AVERAGE([.B35:.G35])" office:value-type="float" office:value="4998.33333333333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471" calcext:value-type="float">
            <text:p>5471</text:p>
          </table:table-cell>
          <table:table-cell office:value-type="float" office:value="5470" calcext:value-type="float">
            <text:p>5470</text:p>
          </table:table-cell>
          <table:table-cell table:number-columns-repeated="2" office:value-type="float" office:value="5471" calcext:value-type="float">
            <text:p>5471</text:p>
          </table:table-cell>
          <table:table-cell office:value-type="float" office:value="5476" calcext:value-type="float">
            <text:p>5476</text:p>
          </table:table-cell>
          <table:table-cell office:value-type="float" office:value="5469" calcext:value-type="float">
            <text:p>5469</text:p>
          </table:table-cell>
          <table:table-cell table:formula="of:=AVERAGE([.B36:.G36])" office:value-type="float" office:value="5471.33333333333" calcext:value-type="float">
            <text:p/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ircases: 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formula="of:=AVERAGE([.B40:.G40])" office:value-type="float" office:value="32.6666666666667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formula="of:=AVERAGE([.B41:.G41])" office:value-type="float" office:value="51.3333333333333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formula="of:=AVERAGE([.B42:.G42])" office:value-type="float" office:value="78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table:formula="of:=AVERAGE([.B43:.G43])" office:value-type="float" office:value="104.666666666667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table:formula="of:=AVERAGE([.B44:.G44])" office:value-type="float" office:value="124.666666666667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table:formula="of:=AVERAGE([.B45:.G45])" office:value-type="float" office:value="151.666666666667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office:value-type="float" office:value="174" calcext:value-type="float">
            <text:p>174</text:p>
          </table:table-cell>
          <table:table-cell table:formula="of:=AVERAGE([.B46:.G46])" office:value-type="float" office:value="176.666666666667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table:formula="of:=AVERAGE([.B47:.G47])" office:value-type="float" office:value="198.666666666667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table:formula="of:=AVERAGE([.B48:.G48])" office:value-type="float" office:value="225.666666666667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  <table:table-cell table:formula="of:=AVERAGE([.B49:.G49])" office:value-type="float" office:value="245.666666666667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566" calcext:value-type="float">
            <text:p>566</text:p>
          </table:table-cell>
          <table:table-cell office:value-type="float" office:value="571" calcext:value-type="float">
            <text:p>571</text:p>
          </table:table-cell>
          <table:table-cell office:value-type="float" office:value="564" calcext:value-type="float">
            <text:p>564</text:p>
          </table:table-cell>
          <table:table-cell table:formula="of:=AVERAGE([.B50:.G50])" office:value-type="float" office:value="566.66666666666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1123" calcext:value-type="float">
            <text:p>1123</text:p>
          </table:table-cell>
          <table:table-cell office:value-type="float" office:value="1128" calcext:value-type="float">
            <text:p>1128</text:p>
          </table:table-cell>
          <table:table-cell office:value-type="float" office:value="1121" calcext:value-type="float">
            <text:p>1121</text:p>
          </table:table-cell>
          <table:table-cell table:formula="of:=AVERAGE([.B51:.G51])" office:value-type="float" office:value="1123.5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69" calcext:value-type="float">
            <text:p>1669</text:p>
          </table:table-cell>
          <table:table-cell office:value-type="float" office:value="1668" calcext:value-type="float">
            <text:p>1668</text:p>
          </table:table-cell>
          <table:table-cell table:number-columns-repeated="2" office:value-type="float" office:value="1669" calcext:value-type="float">
            <text:p>1669</text:p>
          </table:table-cell>
          <table:table-cell office:value-type="float" office:value="1674" calcext:value-type="float">
            <text:p>1674</text:p>
          </table:table-cell>
          <table:table-cell office:value-type="float" office:value="1667" calcext:value-type="float">
            <text:p>1667</text:p>
          </table:table-cell>
          <table:table-cell table:formula="of:=AVERAGE([.B52:.G52])" office:value-type="float" office:value="1669.33333333333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0" calcext:value-type="float">
            <text:p>2220</text:p>
          </table:table-cell>
          <table:table-cell office:value-type="float" office:value="2219" calcext:value-type="float">
            <text:p>2219</text:p>
          </table:table-cell>
          <table:table-cell table:number-columns-repeated="2" office:value-type="float" office:value="2220" calcext:value-type="float">
            <text:p>2220</text:p>
          </table:table-cell>
          <table:table-cell office:value-type="float" office:value="2225" calcext:value-type="float">
            <text:p>2225</text:p>
          </table:table-cell>
          <table:table-cell office:value-type="float" office:value="2218" calcext:value-type="float">
            <text:p>2218</text:p>
          </table:table-cell>
          <table:table-cell table:formula="of:=AVERAGE([.B53:.G53])" office:value-type="float" office:value="2220.33333333333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35" calcext:value-type="float">
            <text:p>3335</text:p>
          </table:table-cell>
          <table:table-cell office:value-type="float" office:value="3334" calcext:value-type="float">
            <text:p>3334</text:p>
          </table:table-cell>
          <table:table-cell table:number-columns-repeated="2" office:value-type="float" office:value="3335" calcext:value-type="float">
            <text:p>3335</text:p>
          </table:table-cell>
          <table:table-cell office:value-type="float" office:value="3340" calcext:value-type="float">
            <text:p>3340</text:p>
          </table:table-cell>
          <table:table-cell office:value-type="float" office:value="3333" calcext:value-type="float">
            <text:p>3333</text:p>
          </table:table-cell>
          <table:table-cell table:formula="of:=AVERAGE([.B54:.G54])" office:value-type="float" office:value="3335.33333333333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650" calcext:value-type="float">
            <text:p>3650</text:p>
          </table:table-cell>
          <table:table-cell office:value-type="float" office:value="3649" calcext:value-type="float">
            <text:p>3649</text:p>
          </table:table-cell>
          <table:table-cell table:number-columns-repeated="2" office:value-type="float" office:value="3650" calcext:value-type="float">
            <text:p>3650</text:p>
          </table:table-cell>
          <table:table-cell office:value-type="float" office:value="3655" calcext:value-type="float">
            <text:p>3655</text:p>
          </table:table-cell>
          <table:table-cell office:value-type="float" office:value="3648" calcext:value-type="float">
            <text:p>3648</text:p>
          </table:table-cell>
          <table:table-cell table:formula="of:=AVERAGE([.B55:.G55])" office:value-type="float" office:value="3650.33333333333" calcext:value-type="float">
            <text:p/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ircases: 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AVERAGE([.B59:.G59])" office:value-type="float" office:value="27.5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AVERAGE([.B60:.G60])" office:value-type="float" office:value="41.3333333333333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formula="of:=AVERAGE([.B61:.G61])" office:value-type="float" office:value="61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formula="of:=AVERAGE([.B62:.G62])" office:value-type="float" office:value="81.6666666666667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formula="of:=AVERAGE([.B63:.G63])" office:value-type="float" office:value="95.6666666666667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formula="of:=AVERAGE([.B64:.G64])" office:value-type="float" office:value="115.666666666667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table:formula="of:=AVERAGE([.B65:.G65])" office:value-type="float" office:value="134.666666666667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table:formula="of:=AVERAGE([.B66:.G66])" office:value-type="float" office:value="151.666666666667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table:formula="of:=AVERAGE([.B67:.G67])" office:value-type="float" office:value="171.666666666667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table:formula="of:=AVERAGE([.B68:.G68])" office:value-type="float" office:value="186.666666666667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25" calcext:value-type="float">
            <text:p>425</text:p>
          </table:table-cell>
          <table:table-cell table:formula="of:=AVERAGE([.B69:.G69])" office:value-type="float" office:value="427.66666666666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844" calcext:value-type="float">
            <text:p>844</text:p>
          </table:table-cell>
          <table:table-cell office:value-type="float" office:value="849" calcext:value-type="float">
            <text:p>849</text:p>
          </table:table-cell>
          <table:table-cell office:value-type="float" office:value="842" calcext:value-type="float">
            <text:p>842</text:p>
          </table:table-cell>
          <table:table-cell table:formula="of:=AVERAGE([.B70:.G70])" office:value-type="float" office:value="844.5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54" calcext:value-type="float">
            <text:p>1254</text:p>
          </table:table-cell>
          <table:table-cell office:value-type="float" office:value="1253" calcext:value-type="float">
            <text:p>1253</text:p>
          </table:table-cell>
          <table:table-cell table:number-columns-repeated="2" office:value-type="float" office:value="1254" calcext:value-type="float">
            <text:p>1254</text:p>
          </table:table-cell>
          <table:table-cell office:value-type="float" office:value="1259" calcext:value-type="float">
            <text:p>1259</text:p>
          </table:table-cell>
          <table:table-cell office:value-type="float" office:value="1252" calcext:value-type="float">
            <text:p>1252</text:p>
          </table:table-cell>
          <table:table-cell table:formula="of:=AVERAGE([.B71:.G71])" office:value-type="float" office:value="1254.33333333333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68" calcext:value-type="float">
            <text:p>1668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1668" calcext:value-type="float">
            <text:p>1668</text:p>
          </table:table-cell>
          <table:table-cell office:value-type="float" office:value="1673" calcext:value-type="float">
            <text:p>1673</text:p>
          </table:table-cell>
          <table:table-cell office:value-type="float" office:value="1666" calcext:value-type="float">
            <text:p>1666</text:p>
          </table:table-cell>
          <table:table-cell table:formula="of:=AVERAGE([.B72:.G72])" office:value-type="float" office:value="1668.33333333333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04" calcext:value-type="float">
            <text:p>2504</text:p>
          </table:table-cell>
          <table:table-cell office:value-type="float" office:value="2503" calcext:value-type="float">
            <text:p>2503</text:p>
          </table:table-cell>
          <table:table-cell table:number-columns-repeated="2" office:value-type="float" office:value="2504" calcext:value-type="float">
            <text:p>2504</text:p>
          </table:table-cell>
          <table:table-cell office:value-type="float" office:value="2509" calcext:value-type="float">
            <text:p>2509</text:p>
          </table:table-cell>
          <table:table-cell office:value-type="float" office:value="2502" calcext:value-type="float">
            <text:p>2502</text:p>
          </table:table-cell>
          <table:table-cell table:formula="of:=AVERAGE([.B73:.G73])" office:value-type="float" office:value="2504.33333333333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740" calcext:value-type="float">
            <text:p>2740</text:p>
          </table:table-cell>
          <table:table-cell office:value-type="float" office:value="2739" calcext:value-type="float">
            <text:p>2739</text:p>
          </table:table-cell>
          <table:table-cell table:number-columns-repeated="2" office:value-type="float" office:value="2740" calcext:value-type="float">
            <text:p>2740</text:p>
          </table:table-cell>
          <table:table-cell office:value-type="float" office:value="2745" calcext:value-type="float">
            <text:p>2745</text:p>
          </table:table-cell>
          <table:table-cell office:value-type="float" office:value="2738" calcext:value-type="float">
            <text:p>2738</text:p>
          </table:table-cell>
          <table:table-cell table:formula="of:=AVERAGE([.B74:.G74])" office:value-type="float" office:value="2740.33333333333" calcext:value-type="float">
            <text:p/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ircases: 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AVERAGE([.B78:.G78])" office:value-type="float" office:value="23.8333333333333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formula="of:=AVERAGE([.B79:.G79])" office:value-type="float" office:value="35.5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formula="of:=AVERAGE([.B80:.G80])" office:value-type="float" office:value="51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formula="of:=AVERAGE([.B81:.G81])" office:value-type="float" office:value="66.6666666666667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formula="of:=AVERAGE([.B82:.G82])" office:value-type="float" office:value="78.6666666666667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table:formula="of:=AVERAGE([.B83:.G83])" office:value-type="float" office:value="94.6666666666667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table:formula="of:=AVERAGE([.B84:.G84])" office:value-type="float" office:value="109.666666666667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table:formula="of:=AVERAGE([.B85:.G85])" office:value-type="float" office:value="122.666666666667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table:formula="of:=AVERAGE([.B86:.G86])" office:value-type="float" office:value="139.666666666667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table:formula="of:=AVERAGE([.B87:.G87])" office:value-type="float" office:value="151.666666666667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349" calcext:value-type="float">
            <text:p>349</text:p>
          </table:table-cell>
          <table:table-cell office:value-type="float" office:value="342" calcext:value-type="float">
            <text:p>342</text:p>
          </table:table-cell>
          <table:table-cell table:formula="of:=AVERAGE([.B88:.G88])" office:value-type="float" office:value="344.66666666666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677" calcext:value-type="float">
            <text:p>677</text:p>
          </table:table-cell>
          <table:table-cell office:value-type="float" office:value="682" calcext:value-type="float">
            <text:p>682</text:p>
          </table:table-cell>
          <table:table-cell office:value-type="float" office:value="675" calcext:value-type="float">
            <text:p>675</text:p>
          </table:table-cell>
          <table:table-cell table:formula="of:=AVERAGE([.B89:.G89])" office:value-type="float" office:value="677.5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5" calcext:value-type="float">
            <text:p>1005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1005" calcext:value-type="float">
            <text:p>1005</text:p>
          </table:table-cell>
          <table:table-cell office:value-type="float" office:value="1010" calcext:value-type="float">
            <text:p>1010</text:p>
          </table:table-cell>
          <table:table-cell office:value-type="float" office:value="1003" calcext:value-type="float">
            <text:p>1003</text:p>
          </table:table-cell>
          <table:table-cell table:formula="of:=AVERAGE([.B90:.G90])" office:value-type="float" office:value="1005.33333333333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36" calcext:value-type="float">
            <text:p>1336</text:p>
          </table:table-cell>
          <table:table-cell office:value-type="float" office:value="1335" calcext:value-type="float">
            <text:p>1335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1341" calcext:value-type="float">
            <text:p>1341</text:p>
          </table:table-cell>
          <table:table-cell office:value-type="float" office:value="1334" calcext:value-type="float">
            <text:p>1334</text:p>
          </table:table-cell>
          <table:table-cell table:formula="of:=AVERAGE([.B91:.G91])" office:value-type="float" office:value="1336.33333333333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5" calcext:value-type="float">
            <text:p>2005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table:formula="of:=AVERAGE([.B92:.G92])" office:value-type="float" office:value="2005.33333333333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94" calcext:value-type="float">
            <text:p>2194</text:p>
          </table:table-cell>
          <table:table-cell office:value-type="float" office:value="2193" calcext:value-type="float">
            <text:p>2193</text:p>
          </table:table-cell>
          <table:table-cell table:number-columns-repeated="2" office:value-type="float" office:value="2194" calcext:value-type="float">
            <text:p>2194</text:p>
          </table:table-cell>
          <table:table-cell office:value-type="float" office:value="2199" calcext:value-type="float">
            <text:p>2199</text:p>
          </table:table-cell>
          <table:table-cell office:value-type="float" office:value="2192" calcext:value-type="float">
            <text:p>2192</text:p>
          </table:table-cell>
          <table:table-cell table:formula="of:=AVERAGE([.B93:.G93])" office:value-type="float" office:value="2194.33333333333" calcext:value-type="float">
            <text:p/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ircases: 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AVERAGE([.B97:.G97])" office:value-type="float" office:value="22.8333333333333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formula="of:=AVERAGE([.B98:.G98])" office:value-type="float" office:value="31.5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formula="of:=AVERAGE([.B99:.G99])" office:value-type="float" office:value="44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formula="of:=AVERAGE([.B100:.G100])" office:value-type="float" office:value="57.6666666666667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formula="of:=AVERAGE([.B101:.G101])" office:value-type="float" office:value="67.6666666666667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formula="of:=AVERAGE([.B102:.G102])" office:value-type="float" office:value="80.6666666666667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table:formula="of:=AVERAGE([.B103:.G103])" office:value-type="float" office:value="93.6666666666667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table:formula="of:=AVERAGE([.B104:.G104])" office:value-type="float" office:value="104.666666666667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table:formula="of:=AVERAGE([.B105:.G105])" office:value-type="float" office:value="117.666666666667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table:formula="of:=AVERAGE([.B106:.G106])" office:value-type="float" office:value="127.666666666667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office:value-type="float" office:value="286" calcext:value-type="float">
            <text:p>286</text:p>
          </table:table-cell>
          <table:table-cell table:formula="of:=AVERAGE([.B107:.G107])" office:value-type="float" office:value="288.66666666666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566" calcext:value-type="float">
            <text:p>566</text:p>
          </table:table-cell>
          <table:table-cell office:value-type="float" office:value="571" calcext:value-type="float">
            <text:p>571</text:p>
          </table:table-cell>
          <table:table-cell office:value-type="float" office:value="564" calcext:value-type="float">
            <text:p>564</text:p>
          </table:table-cell>
          <table:table-cell table:formula="of:=AVERAGE([.B108:.G108])" office:value-type="float" office:value="566.5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" calcext:value-type="float">
            <text:p>839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839" calcext:value-type="float">
            <text:p>839</text:p>
          </table:table-cell>
          <table:table-cell office:value-type="float" office:value="844" calcext:value-type="float">
            <text:p>844</text:p>
          </table:table-cell>
          <table:table-cell office:value-type="float" office:value="837" calcext:value-type="float">
            <text:p>837</text:p>
          </table:table-cell>
          <table:table-cell table:formula="of:=AVERAGE([.B109:.G109])" office:value-type="float" office:value="839.333333333333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15" calcext:value-type="float">
            <text:p>1115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1115" calcext:value-type="float">
            <text:p>1115</text:p>
          </table:table-cell>
          <table:table-cell office:value-type="float" office:value="1120" calcext:value-type="float">
            <text:p>1120</text:p>
          </table:table-cell>
          <table:table-cell office:value-type="float" office:value="1113" calcext:value-type="float">
            <text:p>1113</text:p>
          </table:table-cell>
          <table:table-cell table:formula="of:=AVERAGE([.B110:.G110])" office:value-type="float" office:value="1115.33333333333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72" calcext:value-type="float">
            <text:p>1672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1672" calcext:value-type="float">
            <text:p>1672</text:p>
          </table:table-cell>
          <table:table-cell office:value-type="float" office:value="1677" calcext:value-type="float">
            <text:p>1677</text:p>
          </table:table-cell>
          <table:table-cell office:value-type="float" office:value="1670" calcext:value-type="float">
            <text:p>1670</text:p>
          </table:table-cell>
          <table:table-cell table:formula="of:=AVERAGE([.B111:.G111])" office:value-type="float" office:value="1672.33333333333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30" calcext:value-type="float">
            <text:p>1830</text:p>
          </table:table-cell>
          <table:table-cell office:value-type="float" office:value="1829" calcext:value-type="float">
            <text:p>1829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1835" calcext:value-type="float">
            <text:p>1835</text:p>
          </table:table-cell>
          <table:table-cell office:value-type="float" office:value="1828" calcext:value-type="float">
            <text:p>1828</text:p>
          </table:table-cell>
          <table:table-cell table:formula="of:=AVERAGE([.B112:.G112])" office:value-type="float" office:value="1830.33333333333" calcext:value-type="float">
            <text:p/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ircases: 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AVERAGE([.B116:.G116])" office:value-type="float" office:value="20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AVERAGE([.B117:.G117])" office:value-type="float" office:value="28.5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AVERAGE([.B118:.G118])" office:value-type="float" office:value="39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formula="of:=AVERAGE([.B119:.G119])" office:value-type="float" office:value="50.6666666666667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formula="of:=AVERAGE([.B120:.G120])" office:value-type="float" office:value="58.6666666666667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formula="of:=AVERAGE([.B121:.G121])" office:value-type="float" office:value="70.6666666666667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formula="of:=AVERAGE([.B122:.G122])" office:value-type="float" office:value="81.6666666666667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formula="of:=AVERAGE([.B123:.G123])" office:value-type="float" office:value="90.6666666666667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formula="of:=AVERAGE([.B124:.G124])" office:value-type="float" office:value="102.666666666667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table:formula="of:=AVERAGE([.B125:.G125])" office:value-type="float" office:value="110.666666666667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table:formula="of:=AVERAGE([.B126:.G126])" office:value-type="float" office:value="248.66666666666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487" calcext:value-type="float">
            <text:p>487</text:p>
          </table:table-cell>
          <table:table-cell office:value-type="float" office:value="492" calcext:value-type="float">
            <text:p>492</text:p>
          </table:table-cell>
          <table:table-cell office:value-type="float" office:value="485" calcext:value-type="float">
            <text:p>485</text:p>
          </table:table-cell>
          <table:table-cell table:formula="of:=AVERAGE([.B127:.G127])" office:value-type="float" office:value="487.5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21" calcext:value-type="float">
            <text:p>721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721" calcext:value-type="float">
            <text:p>721</text:p>
          </table:table-cell>
          <table:table-cell office:value-type="float" office:value="726" calcext:value-type="float">
            <text:p>726</text:p>
          </table:table-cell>
          <table:table-cell office:value-type="float" office:value="719" calcext:value-type="float">
            <text:p>719</text:p>
          </table:table-cell>
          <table:table-cell table:formula="of:=AVERAGE([.B128:.G128])" office:value-type="float" office:value="721.333333333333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7" calcext:value-type="float">
            <text:p>957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957" calcext:value-type="float">
            <text:p>957</text:p>
          </table:table-cell>
          <table:table-cell office:value-type="float" office:value="962" calcext:value-type="float">
            <text:p>962</text:p>
          </table:table-cell>
          <table:table-cell office:value-type="float" office:value="955" calcext:value-type="float">
            <text:p>955</text:p>
          </table:table-cell>
          <table:table-cell table:formula="of:=AVERAGE([.B129:.G129])" office:value-type="float" office:value="957.333333333333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35" calcext:value-type="float">
            <text:p>1435</text:p>
          </table:table-cell>
          <table:table-cell office:value-type="float" office:value="1434" calcext:value-type="float">
            <text:p>1434</text:p>
          </table:table-cell>
          <table:table-cell table:number-columns-repeated="2" office:value-type="float" office:value="1435" calcext:value-type="float">
            <text:p>1435</text:p>
          </table:table-cell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  <table:table-cell table:formula="of:=AVERAGE([.B130:.G130])" office:value-type="float" office:value="1435.33333333333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70" calcext:value-type="float">
            <text:p>1570</text:p>
          </table:table-cell>
          <table:table-cell office:value-type="float" office:value="1569" calcext:value-type="float">
            <text:p>1569</text:p>
          </table:table-cell>
          <table:table-cell table:number-columns-repeated="2" office:value-type="float" office:value="1570" calcext:value-type="float">
            <text:p>1570</text:p>
          </table:table-cell>
          <table:table-cell office:value-type="float" office:value="1575" calcext:value-type="float">
            <text:p>1575</text:p>
          </table:table-cell>
          <table:table-cell office:value-type="float" office:value="1568" calcext:value-type="float">
            <text:p>1568</text:p>
          </table:table-cell>
          <table:table-cell table:formula="of:=AVERAGE([.B131:.G131])" office:value-type="float" office:value="1570.33333333333" calcext:value-type="float">
            <text:p/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ircases: 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AVERAGE([.B135:.G135])" office:value-type="float" office:value="20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AVERAGE([.B136:.G136])" office:value-type="float" office:value="26.5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AVERAGE([.B137:.G137])" office:value-type="float" office:value="36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AVERAGE([.B138:.G138])" office:value-type="float" office:value="45.6666666666667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formula="of:=AVERAGE([.B139:.G139])" office:value-type="float" office:value="52.6666666666667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formula="of:=AVERAGE([.B140:.G140])" office:value-type="float" office:value="62.6666666666667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formula="of:=AVERAGE([.B141:.G141])" office:value-type="float" office:value="72.6666666666667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formula="of:=AVERAGE([.B142:.G142])" office:value-type="float" office:value="80.6666666666667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formula="of:=AVERAGE([.B143:.G143])" office:value-type="float" office:value="90.6666666666667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table:formula="of:=AVERAGE([.B144:.G144])" office:value-type="float" office:value="98.6666666666667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table:formula="of:=AVERAGE([.B145:.G145])" office:value-type="float" office:value="218.66666666666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25" calcext:value-type="float">
            <text:p>425</text:p>
          </table:table-cell>
          <table:table-cell table:formula="of:=AVERAGE([.B146:.G146])" office:value-type="float" office:value="427.5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2" calcext:value-type="float">
            <text:p>632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632" calcext:value-type="float">
            <text:p>632</text:p>
          </table:table-cell>
          <table:table-cell office:value-type="float" office:value="637" calcext:value-type="float">
            <text:p>637</text:p>
          </table:table-cell>
          <table:table-cell office:value-type="float" office:value="630" calcext:value-type="float">
            <text:p>630</text:p>
          </table:table-cell>
          <table:table-cell table:formula="of:=AVERAGE([.B147:.G147])" office:value-type="float" office:value="632.333333333333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9" calcext:value-type="float">
            <text:p>839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839" calcext:value-type="float">
            <text:p>839</text:p>
          </table:table-cell>
          <table:table-cell office:value-type="float" office:value="844" calcext:value-type="float">
            <text:p>844</text:p>
          </table:table-cell>
          <table:table-cell office:value-type="float" office:value="837" calcext:value-type="float">
            <text:p>837</text:p>
          </table:table-cell>
          <table:table-cell table:formula="of:=AVERAGE([.B148:.G148])" office:value-type="float" office:value="839.333333333333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57" calcext:value-type="float">
            <text:p>1257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1257" calcext:value-type="float">
            <text:p>1257</text:p>
          </table:table-cell>
          <table:table-cell office:value-type="float" office:value="1262" calcext:value-type="float">
            <text:p>1262</text:p>
          </table:table-cell>
          <table:table-cell office:value-type="float" office:value="1255" calcext:value-type="float">
            <text:p>1255</text:p>
          </table:table-cell>
          <table:table-cell table:formula="of:=AVERAGE([.B149:.G149])" office:value-type="float" office:value="1257.33333333333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75" calcext:value-type="float">
            <text:p>1375</text:p>
          </table:table-cell>
          <table:table-cell office:value-type="float" office:value="1374" calcext:value-type="float">
            <text:p>1374</text:p>
          </table:table-cell>
          <table:table-cell table:number-columns-repeated="2" office:value-type="float" office:value="1375" calcext:value-type="float">
            <text:p>1375</text:p>
          </table:table-cell>
          <table:table-cell office:value-type="float" office:value="1380" calcext:value-type="float">
            <text:p>1380</text:p>
          </table:table-cell>
          <table:table-cell office:value-type="float" office:value="1373" calcext:value-type="float">
            <text:p>1373</text:p>
          </table:table-cell>
          <table:table-cell table:formula="of:=AVERAGE([.B150:.G150])" office:value-type="float" office:value="1375.33333333333" calcext:value-type="float">
            <text:p/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ircases: 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AVERAGE([.B154:.G154])" office:value-type="float" office:value="18.3333333333333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AVERAGE([.B155:.G155])" office:value-type="float" office:value="25.3333333333333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formula="of:=AVERAGE([.B156:.G156])" office:value-type="float" office:value="33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formula="of:=AVERAGE([.B157:.G157])" office:value-type="float" office:value="41.6666666666667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formula="of:=AVERAGE([.B158:.G158])" office:value-type="float" office:value="48.6666666666667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formula="of:=AVERAGE([.B159:.G159])" office:value-type="float" office:value="57.6666666666667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table:formula="of:=AVERAGE([.B160:.G160])" office:value-type="float" office:value="65.6666666666667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formula="of:=AVERAGE([.B161:.G161])" office:value-type="float" office:value="72.6666666666667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formula="of:=AVERAGE([.B162:.G162])" office:value-type="float" office:value="81.6666666666667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table:formula="of:=AVERAGE([.B163:.G163])" office:value-type="float" office:value="88.6666666666667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table:formula="of:=AVERAGE([.B164:.G164])" office:value-type="float" office:value="195.66666666666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381" calcext:value-type="float">
            <text:p>381</text:p>
          </table:table-cell>
          <table:table-cell office:value-type="float" office:value="386" calcext:value-type="float">
            <text:p>386</text:p>
          </table:table-cell>
          <table:table-cell office:value-type="float" office:value="379" calcext:value-type="float">
            <text:p>379</text:p>
          </table:table-cell>
          <table:table-cell table:formula="of:=AVERAGE([.B165:.G165])" office:value-type="float" office:value="381.5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63" calcext:value-type="float">
            <text:p>563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563" calcext:value-type="float">
            <text:p>563</text:p>
          </table:table-cell>
          <table:table-cell office:value-type="float" office:value="568" calcext:value-type="float">
            <text:p>568</text:p>
          </table:table-cell>
          <table:table-cell office:value-type="float" office:value="561" calcext:value-type="float">
            <text:p>561</text:p>
          </table:table-cell>
          <table:table-cell table:formula="of:=AVERAGE([.B166:.G166])" office:value-type="float" office:value="563.333333333333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6" calcext:value-type="float">
            <text:p>746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746" calcext:value-type="float">
            <text:p>746</text:p>
          </table:table-cell>
          <table:table-cell office:value-type="float" office:value="751" calcext:value-type="float">
            <text:p>751</text:p>
          </table:table-cell>
          <table:table-cell office:value-type="float" office:value="744" calcext:value-type="float">
            <text:p>744</text:p>
          </table:table-cell>
          <table:table-cell table:formula="of:=AVERAGE([.B167:.G167])" office:value-type="float" office:value="746.333333333333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18" calcext:value-type="float">
            <text:p>1118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float" office:value="1118" calcext:value-type="float">
            <text:p>1118</text:p>
          </table:table-cell>
          <table:table-cell office:value-type="float" office:value="1123" calcext:value-type="float">
            <text:p>1123</text:p>
          </table:table-cell>
          <table:table-cell office:value-type="float" office:value="1116" calcext:value-type="float">
            <text:p>1116</text:p>
          </table:table-cell>
          <table:table-cell table:formula="of:=AVERAGE([.B168:.G168])" office:value-type="float" office:value="1118.33333333333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23" calcext:value-type="float">
            <text:p>1223</text:p>
          </table:table-cell>
          <table:table-cell office:value-type="float" office:value="1222" calcext:value-type="float">
            <text:p>1222</text:p>
          </table:table-cell>
          <table:table-cell table:number-columns-repeated="2" office:value-type="float" office:value="1223" calcext:value-type="float">
            <text:p>1223</text:p>
          </table:table-cell>
          <table:table-cell office:value-type="float" office:value="1228" calcext:value-type="float">
            <text:p>1228</text:p>
          </table:table-cell>
          <table:table-cell office:value-type="float" office:value="1221" calcext:value-type="float">
            <text:p>1221</text:p>
          </table:table-cell>
          <table:table-cell table:formula="of:=AVERAGE([.B169:.G169])" office:value-type="float" office:value="1223.33333333333" calcext:value-type="float">
            <text:p/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ircases: 1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AVERAGE([.B173:.G173])" office:value-type="float" office:value="17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AVERAGE([.B174:.G174])" office:value-type="float" office:value="23.3333333333333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AVERAGE([.B175:.G175])" office:value-type="float" office:value="31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AVERAGE([.B176:.G176])" office:value-type="float" office:value="38.6666666666667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formula="of:=AVERAGE([.B177:.G177])" office:value-type="float" office:value="44.6666666666667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formula="of:=AVERAGE([.B178:.G178])" office:value-type="float" office:value="52.6666666666667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formula="of:=AVERAGE([.B179:.G179])" office:value-type="float" office:value="59.6666666666667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formula="of:=AVERAGE([.B180:.G180])" office:value-type="float" office:value="66.6666666666667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formula="of:=AVERAGE([.B181:.G181])" office:value-type="float" office:value="74.6666666666667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formula="of:=AVERAGE([.B182:.G182])" office:value-type="float" office:value="80.6666666666667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  <table:table-cell table:formula="of:=AVERAGE([.B183:.G183])" office:value-type="float" office:value="177.66666666666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343" calcext:value-type="float">
            <text:p>343</text:p>
          </table:table-cell>
          <table:table-cell office:value-type="float" office:value="348" calcext:value-type="float">
            <text:p>348</text:p>
          </table:table-cell>
          <table:table-cell office:value-type="float" office:value="341" calcext:value-type="float">
            <text:p>341</text:p>
          </table:table-cell>
          <table:table-cell table:formula="of:=AVERAGE([.B184:.G184])" office:value-type="float" office:value="343.5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05" calcext:value-type="float">
            <text:p>505</text:p>
          </table:table-cell>
          <table:table-cell table:formula="of:=AVERAGE([.B185:.G185])" office:value-type="float" office:value="507.333333333333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3" calcext:value-type="float">
            <text:p>673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  <table:table-cell office:value-type="float" office:value="671" calcext:value-type="float">
            <text:p>671</text:p>
          </table:table-cell>
          <table:table-cell table:formula="of:=AVERAGE([.B186:.G186])" office:value-type="float" office:value="673.333333333333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7" calcext:value-type="float">
            <text:p>1007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1007" calcext:value-type="float">
            <text:p>1007</text:p>
          </table:table-cell>
          <table:table-cell office:value-type="float" office:value="1012" calcext:value-type="float">
            <text:p>1012</text:p>
          </table:table-cell>
          <table:table-cell office:value-type="float" office:value="1005" calcext:value-type="float">
            <text:p>1005</text:p>
          </table:table-cell>
          <table:table-cell table:formula="of:=AVERAGE([.B187:.G187])" office:value-type="float" office:value="1007.33333333333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2" calcext:value-type="float">
            <text:p>1102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float" office:value="1102" calcext:value-type="float">
            <text:p>1102</text:p>
          </table:table-cell>
          <table:table-cell office:value-type="float" office:value="1107" calcext:value-type="float">
            <text:p>1107</text:p>
          </table:table-cell>
          <table:table-cell office:value-type="float" office:value="1100" calcext:value-type="float">
            <text:p>1100</text:p>
          </table:table-cell>
          <table:table-cell table:formula="of:=AVERAGE([.B188:.G188])" office:value-type="float" office:value="1102.33333333333" calcext:value-type="float">
            <text:p/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ircases: 2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AVERAGE([.B192:.G192])" office:value-type="float" office:value="11.3333333333333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AVERAGE([.B193:.G193])" office:value-type="float" office:value="15.5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AVERAGE([.B194:.G194])" office:value-type="float" office:value="18.8333333333333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AVERAGE([.B195:.G195])" office:value-type="float" office:value="21.6666666666667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AVERAGE([.B196:.G196])" office:value-type="float" office:value="23.6666666666667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AVERAGE([.B197:.G197])" office:value-type="float" office:value="26.6666666666667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formula="of:=AVERAGE([.B198:.G198])" office:value-type="float" office:value="29.6666666666667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formula="of:=AVERAGE([.B199:.G199])" office:value-type="float" office:value="32.6666666666667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AVERAGE([.B200:.G200])" office:value-type="float" office:value="35.6666666666667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AVERAGE([.B201:.G201])" office:value-type="float" office:value="38.6666666666667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AVERAGE([.B202:.G202])" office:value-type="float" office:value="76.666666666666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table:formula="of:=AVERAGE([.B203:.G203])" office:value-type="float" office:value="143.5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table:formula="of:=AVERAGE([.B204:.G204])" office:value-type="float" office:value="209.333333333333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table:formula="of:=AVERAGE([.B205:.G205])" office:value-type="float" office:value="275.333333333333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float" office:value="414" calcext:value-type="float">
            <text:p>414</text:p>
          </table:table-cell>
          <table:table-cell office:value-type="float" office:value="407" calcext:value-type="float">
            <text:p>407</text:p>
          </table:table-cell>
          <table:table-cell table:formula="of:=AVERAGE([.B206:.G206])" office:value-type="float" office:value="409.333333333333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float" office:value="451" calcext:value-type="float">
            <text:p>451</text:p>
          </table:table-cell>
          <table:table-cell office:value-type="float" office:value="444" calcext:value-type="float">
            <text:p>444</text:p>
          </table:table-cell>
          <table:table-cell table:formula="of:=AVERAGE([.B207:.G207])" office:value-type="float" office:value="446.333333333333" calcext:value-type="float">
            <text:p/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ircases: 5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AVERAGE([.B211:.G211])" office:value-type="float" office:value="8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AVERAGE([.B212:.G212])" office:value-type="float" office:value="12.1666666666667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AVERAGE([.B213:.G213])" office:value-type="float" office:value="14.5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AVERAGE([.B214:.G214])" office:value-type="float" office:value="15.5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AVERAGE([.B215:.G215])" office:value-type="float" office:value="16.6666666666667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AVERAGE([.B216:.G216])" office:value-type="float" office:value="18.6666666666667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AVERAGE([.B217:.G217])" office:value-type="float" office:value="19.6666666666667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AVERAGE([.B218:.G218])" office:value-type="float" office:value="21.6666666666667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AVERAGE([.B219:.G219])" office:value-type="float" office:value="22.6666666666667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AVERAGE([.B220:.G220])" office:value-type="float" office:value="24.6666666666667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formula="of:=AVERAGE([.B221:.G221])" office:value-type="float" office:value="43.666666666666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AVERAGE([.B222:.G222])" office:value-type="float" office:value="76.5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table:formula="of:=AVERAGE([.B223:.G223])" office:value-type="float" office:value="109.333333333333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table:formula="of:=AVERAGE([.B224:.G224])" office:value-type="float" office:value="142.333333333333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table:formula="of:=AVERAGE([.B225:.G225])" office:value-type="float" office:value="209.333333333333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table:formula="of:=AVERAGE([.B226:.G226])" office:value-type="float" office:value="228.333333333333" calcext:value-type="float">
            <text:p/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ircases: 7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AVERAGE([.B230:.G230])" office:value-type="float" office:value="8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AVERAGE([.B231:.G231])" office:value-type="float" office:value="9.66666666666667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AVERAGE([.B232:.G232])" office:value-type="float" office:value="11.1666666666667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AVERAGE([.B233:.G233])" office:value-type="float" office:value="13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AVERAGE([.B234:.G234])" office:value-type="float" office:value="14.5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AVERAGE([.B235:.G235])" office:value-type="float" office:value="15.5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AVERAGE([.B236:.G236])" office:value-type="float" office:value="16.6666666666667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AVERAGE([.B237:.G237])" office:value-type="float" office:value="17.6666666666667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AVERAGE([.B238:.G238])" office:value-type="float" office:value="18.6666666666667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AVERAGE([.B239:.G239])" office:value-type="float" office:value="19.6666666666667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formula="of:=AVERAGE([.B240:.G240])" office:value-type="float" office:value="32.666666666666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formula="of:=AVERAGE([.B241:.G241])" office:value-type="float" office:value="54.5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AVERAGE([.B242:.G242])" office:value-type="float" office:value="76.3333333333333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table:formula="of:=AVERAGE([.B243:.G243])" office:value-type="float" office:value="98.3333333333333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table:formula="of:=AVERAGE([.B244:.G244])" office:value-type="float" office:value="143.333333333333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table:formula="of:=AVERAGE([.B245:.G245])" office:value-type="float" office:value="155.333333333333" calcext:value-type="float">
            <text:p/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ircases: 10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AVERAGE([.B249:.G249])" office:value-type="float" office:value="8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AVERAGE([.B250:.G250])" office:value-type="float" office:value="9.66666666666667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AVERAGE([.B251:.G251])" office:value-type="float" office:value="11.1666666666667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AVERAGE([.B252:.G252])" office:value-type="float" office:value="11.1666666666667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AVERAGE([.B253:.G253])" office:value-type="float" office:value="13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AVERAGE([.B254:.G254])" office:value-type="float" office:value="14.5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AVERAGE([.B255:.G255])" office:value-type="float" office:value="14.5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AVERAGE([.B256:.G256])" office:value-type="float" office:value="15.5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AVERAGE([.B257:.G257])" office:value-type="float" office:value="16.6666666666667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AVERAGE([.B258:.G258])" office:value-type="float" office:value="17.6666666666667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AVERAGE([.B259:.G259])" office:value-type="float" office:value="26.666666666666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formula="of:=AVERAGE([.B260:.G260])" office:value-type="float" office:value="43.5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formula="of:=AVERAGE([.B261:.G261])" office:value-type="float" office:value="59.3333333333333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AVERAGE([.B262:.G262])" office:value-type="float" office:value="76.3333333333333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table:formula="of:=AVERAGE([.B263:.G263])" office:value-type="float" office:value="109.333333333333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table:formula="of:=AVERAGE([.B264:.G264])" office:value-type="float" office:value="119.333333333333" calcext:value-type="float">
            <text:p/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ircases: 15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AVERAGE([.B268:.G268])" office:value-type="float" office:value="8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AVERAGE([.B269:.G269])" office:value-type="float" office:value="5.33333333333333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AVERAGE([.B270:.G270])" office:value-type="float" office:value="9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AVERAGE([.B271:.G271])" office:value-type="float" office:value="9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AVERAGE([.B272:.G272])" office:value-type="float" office:value="11.1666666666667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AVERAGE([.B273:.G273])" office:value-type="float" office:value="11.1666666666667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AVERAGE([.B274:.G274])" office:value-type="float" office:value="13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AVERAGE([.B275:.G275])" office:value-type="float" office:value="13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AVERAGE([.B276:.G276])" office:value-type="float" office:value="14.5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AVERAGE([.B277:.G277])" office:value-type="float" office:value="14.5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AVERAGE([.B278:.G278])" office:value-type="float" office:value="21.666666666666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formula="of:=AVERAGE([.B279:.G279])" office:value-type="float" office:value="32.5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formula="of:=AVERAGE([.B280:.G280])" office:value-type="float" office:value="43.3333333333333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formula="of:=AVERAGE([.B281:.G281])" office:value-type="float" office:value="54.3333333333333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AVERAGE([.B282:.G282])" office:value-type="float" office:value="76.3333333333333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ircases: 16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AVERAGE([.B287:.G287])" office:value-type="float" office:value="8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AVERAGE([.B288:.G288])" office:value-type="float" office:value="5.33333333333333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AVERAGE([.B289:.G289])" office:value-type="float" office:value="9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AVERAGE([.B290:.G290])" office:value-type="float" office:value="9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AVERAGE([.B291:.G291])" office:value-type="float" office:value="11.1666666666667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AVERAGE([.B292:.G292])" office:value-type="float" office:value="11.1666666666667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AVERAGE([.B293:.G293])" office:value-type="float" office:value="13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AVERAGE([.B294:.G294])" office:value-type="float" office:value="13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AVERAGE([.B295:.G295])" office:value-type="float" office:value="13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AVERAGE([.B296:.G296])" office:value-type="float" office:value="14.5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AVERAGE([.B297:.G297])" office:value-type="float" office:value="20.666666666666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AVERAGE([.B298:.G298])" office:value-type="float" office:value="30.5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AVERAGE([.B299:.G299])" office:value-type="float" office:value="40.3333333333333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formula="of:=AVERAGE([.B300:.G300])" office:value-type="float" office:value="50.3333333333333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formula="of:=AVERAGE([.B301:.G301])" office:value-type="float" office:value="71.3333333333333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formula="of:=AVERAGE([.B302:.G302])" office:value-type="float" office:value="77.3333333333333" calcext:value-type="float">
            <text:p/>
          </table:table-cell>
        </table:table-row>
        <table:table-row table:style-name="ro1" table:number-rows-repeated="10482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 table:print="false">
        <table:shapes>
          <draw:frame draw:z-index="0" draw:style-name="gr1" draw:text-style-name="P1" svg:width="6.2988in" svg:height="3.5429in" svg:x="5.0118in" svg:y="0.0394in">
            <draw:object draw:notify-on-update-of-ranges="Sheet3.A1:Sheet3.A1 Sheet3.A2:Sheet3.A17 Sheet3.B1:Sheet3.B1 Sheet3.B2:Sheet3.B17 Sheet3.C1:Sheet3.C1 Sheet3.C2:Sheet3.C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row table:style-name="ro1">
          <table:table-cell table:style-name="ce2"/>
          <table:table-cell table:style-name="ce3" office:value-type="string" calcext:value-type="string">
            <text:p>Staircases: 100</text:p>
          </table:table-cell>
          <table:table-cell table:style-name="ce3" office:value-type="string" calcext:value-type="string">
            <text:p>Staircases: 150</text:p>
          </table:table-cell>
          <table:table-cell table:style-name="Default"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Default"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9.66666666666667" calcext:value-type="float">
            <text:p>9.66666666666667</text:p>
          </table:table-cell>
          <table:table-cell table:style-name="ce3" office:value-type="float" office:value="5.33333333333333" calcext:value-type="float">
            <text:p>5.33333333333333</text:p>
          </table:table-cell>
          <table:table-cell table:style-name="Default"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11.1666666666667" calcext:value-type="float">
            <text:p>11.1666666666667</text:p>
          </table:table-cell>
          <table:table-cell table:style-name="ce3" office:value-type="float" office:value="9" calcext:value-type="float">
            <text:p>9</text:p>
          </table:table-cell>
          <table:table-cell table:style-name="Default"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11.1666666666667" calcext:value-type="float">
            <text:p>11.1666666666667</text:p>
          </table:table-cell>
          <table:table-cell table:style-name="ce3" office:value-type="float" office:value="9" calcext:value-type="float">
            <text:p>9</text:p>
          </table:table-cell>
          <table:table-cell table:style-name="Default"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.1666666666667" calcext:value-type="float">
            <text:p>11.1666666666667</text:p>
          </table:table-cell>
          <table:table-cell table:style-name="Default"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11.1666666666667" calcext:value-type="float">
            <text:p>11.1666666666667</text:p>
          </table:table-cell>
          <table:table-cell table:style-name="Default"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13" calcext:value-type="float">
            <text:p>13</text:p>
          </table:table-cell>
          <table:table-cell table:style-name="Default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15.5" calcext:value-type="float">
            <text:p>15.5</text:p>
          </table:table-cell>
          <table:table-cell table:style-name="ce3" office:value-type="float" office:value="13" calcext:value-type="float">
            <text:p>13</text:p>
          </table:table-cell>
          <table:table-cell table:style-name="Default"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16.6666666666667" calcext:value-type="float">
            <text:p>16.6666666666667</text:p>
          </table:table-cell>
          <table:table-cell table:style-name="ce3" office:value-type="float" office:value="14.5" calcext:value-type="float">
            <text:p>14.5</text:p>
          </table:table-cell>
          <table:table-cell table:style-name="Default"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7.6666666666667" calcext:value-type="float">
            <text:p>17.6666666666667</text:p>
          </table:table-cell>
          <table:table-cell table:style-name="ce3" office:value-type="float" office:value="14.5" calcext:value-type="float">
            <text:p>14.5</text:p>
          </table:table-cell>
          <table:table-cell table:style-name="Default"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float" office:value="26.6666666666667" calcext:value-type="float">
            <text:p>26.6666666666667</text:p>
          </table:table-cell>
          <table:table-cell table:style-name="ce3" office:value-type="float" office:value="21.6666666666667" calcext:value-type="float">
            <text:p>21.6666666666667</text:p>
          </table:table-cell>
          <table:table-cell table:style-name="Default"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float" office:value="43.5" calcext:value-type="float">
            <text:p>43.5</text:p>
          </table:table-cell>
          <table:table-cell table:style-name="ce3" office:value-type="float" office:value="32.5" calcext:value-type="float">
            <text:p>32.5</text:p>
          </table:table-cell>
          <table:table-cell table:style-name="Default"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" office:value-type="float" office:value="59.3333333333333" calcext:value-type="float">
            <text:p>59.3333333333333</text:p>
          </table:table-cell>
          <table:table-cell table:style-name="ce3" office:value-type="float" office:value="43.3333333333333" calcext:value-type="float">
            <text:p>43.3333333333333</text:p>
          </table:table-cell>
          <table:table-cell table:style-name="Default"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76.3333333333333" calcext:value-type="float">
            <text:p>76.3333333333333</text:p>
          </table:table-cell>
          <table:table-cell table:style-name="ce3" office:value-type="float" office:value="54.3333333333333" calcext:value-type="float">
            <text:p>54.3333333333333</text:p>
          </table:table-cell>
          <table:table-cell table:style-name="Default" table:number-columns-repeated="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3" office:value-type="float" office:value="109.333333333333" calcext:value-type="float">
            <text:p>109.333333333333</text:p>
          </table:table-cell>
          <table:table-cell table:style-name="ce3" office:value-type="float" office:value="76.3333333333333" calcext:value-type="float">
            <text:p>76.3333333333333</text:p>
          </table:table-cell>
          <table:table-cell table:style-name="Default" table:number-columns-repeated="2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3" office:value-type="float" office:value="119.333333333333" calcext:value-type="float">
            <text:p>119.333333333333</text:p>
          </table:table-cell>
          <table:table-cell table:style-name="ce3"/>
          <table:table-cell table:style-name="Default" table:number-columns-repeated="2"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ber of floors</text:p>
          </table:table-cell>
          <table:table-cell table:style-name="ce4" office:value-type="string" calcext:value-type="string" table:number-columns-spanned="3" table:number-rows-spanned="1">
            <text:p>Staircases needed for evacuation within 300 timesteps</text:p>
          </table:table-cell>
          <table:covered-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3"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3"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3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angal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/00/0000</text:date>, <text:time style:data-style-name="N2" text:time-value="21:10:17.6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6M30S</meta:editing-duration>
    <meta:editing-cycles>18</meta:editing-cycles>
    <meta:generator>LibreOffice/4.2.0.4$Windows_x86 LibreOffice_project/05dceb5d363845f2cf968344d7adab8dcfb2ba71</meta:generator>
    <dc:date>2014-03-08T23:20:46.043000000</dc:date>
    <meta:document-statistic meta:table-count="3" meta:cell-count="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1cm" svg:y="0.316cm" chart:style-name="ch2">
          <text:p>Figure 2</text:p>
        </chart:title>
        <chart:subtitle svg:x="1.593cm" svg:y="1.275cm" chart:style-name="ch3">
          <text:p>Average time steps needed for completion with fixed number of staircases</text:p>
        </chart:subtitle>
        <chart:legend chart:legend-position="end" svg:x="12.837cm" svg:y="3.952cm" style:legend-expansion="high" chart:style-name="ch4"/>
        <chart:plot-area chart:style-name="ch5" table:cell-range-address="Sheet3.A1:Sheet3.C17" chart:data-source-has-labels="both" svg:x="1.331cm" svg:y="2.318cm" svg:width="10.866cm" svg:height="5.521cm">
          <chartooo:coordinate-region svg:x="2.138cm" svg:y="2.518cm" svg:width="10.059cm" svg:height="4.674cm"/>
          <chart:axis chart:dimension="x" chart:name="primary-x" chart:style-name="ch6" chartooo:axis-type="auto">
            <chartooo:date-scale/>
            <chart:title svg:x="5.516cm" svg:y="8.019cm" chart:style-name="ch7">
              <text:p>number of floors</text:p>
            </chart:title>
            <chart:categories table:cell-range-address="Sheet3.A2:Sheet3.A17"/>
          </chart:axis>
          <chart:axis chart:dimension="y" chart:name="primary-y" chart:style-name="ch8">
            <chart:title svg:x="0.451cm" svg:y="7.569cm" chart:style-name="ch9">
              <text:p>time steps needed for completion</text:p>
            </chart:title>
            <chart:grid chart:style-name="ch10" chart:class="major"/>
          </chart:axis>
          <chart:series chart:style-name="ch11" chart:values-cell-range-address="Sheet3.B2:Sheet3.B17" chart:label-cell-address="Sheet3.B1:Sheet3.B1" chart:class="chart:bar">
            <chart:data-point chart:repeated="16"/>
          </chart:series>
          <chart:series chart:style-name="ch12" chart:values-cell-range-address="Sheet3.C2:Sheet3.C17" chart:label-cell-address="Sheet3.C1:Sheet3.C1" chart:class="chart:ba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ircases: 100</text:p>
                <draw:g>
                  <svg:desc>Sheet3.B1:Sheet3.B1</svg:desc>
                </draw:g>
              </table:table-cell>
              <table:table-cell office:value-type="string">
                <text:p>Staircases: 150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A2:Sheet3.A17</svg:desc>
                </draw:g>
              </table:table-cell>
              <table:table-cell office:value-type="float" office:value="8">
                <text:p>8</text:p>
                <draw:g>
                  <svg:desc>Sheet3.B2:Sheet3.B17</svg:desc>
                </draw:g>
              </table:table-cell>
              <table:table-cell office:value-type="float" office:value="8">
                <text:p>8</text:p>
                <draw:g>
                  <svg:desc>Sheet3.C2:Sheet3.C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.1666666666667">
                <text:p>11.16666666666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.1666666666667">
                <text:p>11.16666666666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.5">
                <text:p>14.5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5">
                <text:p>14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.5">
                <text:p>15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3.5">
                <text:p>43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9.3333333333333">
                <text:p>59.3333333333333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6.3333333333333">
                <text:p>76.3333333333333</text:p>
              </table:table-cell>
              <table:table-cell office:value-type="float" office:value="54.3333333333333">
                <text:p>54.33333333333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9.333333333333">
                <text:p>109.333333333333</text:p>
              </table:table-cell>
              <table:table-cell office:value-type="float" office:value="76.3333333333333">
                <text:p>76.333333333333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